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2C0000012C00DAF98C0D4B469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52cm" svg:height="5.952cm" svg:x="7.962cm" svg:y="12.161cm">
          <draw:image xlink:href="Pictures/100000000000012C0000012C00DAF98C0D4B46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6:36.158874990</meta:creation-date>
    <dc:date>2018-05-07T13:56:53.971315739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